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79.99pt"/>
    </style:style>
    <style:style style:name="ro1" style:family="table-row">
      <style:table-row-properties style:row-height="17.6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55.19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9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49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49"/>
    <style:style style:name="ce19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49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49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475.26pt" svg:height="225.92pt" svg:x="99.64pt" svg:y="465.7pt">
            <loext:p draw:notify-on-update-of-ranges="Hoja1.A15:Hoja1.A27 Hoja1.H14:Hoja1.H14 Hoja1.H15:Hoja1.H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404.56pt" svg:height="225.27pt" svg:x="644.57pt" svg:y="718.13pt">
            <loext:p draw:notify-on-update-of-ranges="Hoja1.A15:Hoja1.A27 Hoja1.J14:Hoja1.J14 Hoja1.J15:Hoja1.J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403.57pt" svg:height="224.56pt" svg:x="644.57pt" svg:y="466.38pt">
            <loext:p draw:notify-on-update-of-ranges="Hoja1.A15:Hoja1.A27 Hoja1.G14:Hoja1.G14 Hoja1.G15:Hoja1.G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475.26pt" svg:height="225.86pt" svg:x="100.63pt" svg:y="718.81pt">
            <loext:p draw:notify-on-update-of-ranges="Hoja1.A15:Hoja1.A27 Hoja1.K15:Hoja1.K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24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office:value-type="float" office:value="1" calcext:value-type="float">
            <text:p>1.00</text:p>
          </table:table-cell>
          <table:table-cell table:style-name="ce9" office:value-type="float" office:value="22.845" calcext:value-type="float">
            <text:p>22.85</text:p>
          </table:table-cell>
          <table:table-cell table:style-name="ce25" office:value-type="float" office:value="0" calcext:value-type="float">
            <text:p>0.00</text:p>
          </table:table-cell>
          <table:table-cell table:style-name="ce31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25" office:value-type="float" office:value="21" calcext:value-type="float">
            <text:p>21.00</text:p>
          </table:table-cell>
          <table:table-cell table:style-name="ce31" office:value-type="float" office:value="32" calcext:value-type="float">
            <text:p>32.00</text:p>
          </table:table-cell>
          <table:table-cell table:style-name="ce41" office:value-type="float" office:value="0.66" calcext:value-type="float">
            <text:p>0.66</text:p>
          </table:table-cell>
          <table:table-cell table:style-name="ce55" office:value-type="float" office:value="32" calcext:value-type="float">
            <text:p>32.00</text:p>
          </table:table-cell>
          <table:table-cell table:style-name="ce31" office:value-type="float" office:value="32" calcext:value-type="float">
            <text:p>32.00</text:p>
          </table:table-cell>
          <table:table-cell table:style-name="ce41" office:value-type="float" office:value="0.22" calcext:value-type="float">
            <text:p>0.22</text:p>
          </table:table-cell>
          <table:table-cell table:number-columns-repeated="1013"/>
        </table:table-row>
        <table:table-row table:style-name="ro5">
          <table:table-cell table:style-name="ce10" office:value-type="float" office:value="250" calcext:value-type="float">
            <text:p>250.00</text:p>
          </table:table-cell>
          <table:table-cell table:style-name="ce10" office:value-type="float" office:value="77.77" calcext:value-type="float">
            <text:p>77.77</text:p>
          </table:table-cell>
          <table:table-cell table:style-name="ce26" office:value-type="float" office:value="0.8" calcext:value-type="float">
            <text:p>0.80</text:p>
          </table:table-cell>
          <table:table-cell table:style-name="ce32" office:value-type="float" office:value="1.45" calcext:value-type="float">
            <text:p>1.45</text:p>
          </table:table-cell>
          <table:table-cell table:style-name="ce42" office:value-type="float" office:value="0.125" calcext:value-type="float">
            <text:p>0.13</text:p>
          </table:table-cell>
          <table:table-cell table:style-name="ce26" office:value-type="float" office:value="24" calcext:value-type="float">
            <text:p>24.00</text:p>
          </table:table-cell>
          <table:table-cell table:style-name="ce32" office:value-type="float" office:value="51" calcext:value-type="float">
            <text:p>51.00</text:p>
          </table:table-cell>
          <table:table-cell table:style-name="ce42" office:value-type="float" office:value="82.96" calcext:value-type="float">
            <text:p>82.96</text:p>
          </table:table-cell>
          <table:table-cell table:style-name="ce56" office:value-type="float" office:value="32" calcext:value-type="float">
            <text:p>32.00</text:p>
          </table:table-cell>
          <table:table-cell table:style-name="ce32" office:value-type="float" office:value="64" calcext:value-type="float">
            <text:p>64.00</text:p>
          </table:table-cell>
          <table:table-cell table:style-name="ce42" office:value-type="float" office:value="43.08" calcext:value-type="float">
            <text:p>43.08</text:p>
          </table:table-cell>
          <table:table-cell table:number-columns-repeated="1013"/>
        </table:table-row>
        <table:table-row table:style-name="ro5">
          <table:table-cell table:style-name="ce10" office:value-type="float" office:value="500" calcext:value-type="float">
            <text:p>500.00</text:p>
          </table:table-cell>
          <table:table-cell table:style-name="ce10" office:value-type="float" office:value="91.5" calcext:value-type="float">
            <text:p>91.50</text:p>
          </table:table-cell>
          <table:table-cell table:style-name="ce26" office:value-type="float" office:value="1.28" calcext:value-type="float">
            <text:p>1.28</text:p>
          </table:table-cell>
          <table:table-cell table:style-name="ce32" office:value-type="float" office:value="2.74" calcext:value-type="float">
            <text:p>2.74</text:p>
          </table:table-cell>
          <table:table-cell table:style-name="ce42" office:value-type="float" office:value="4.43" calcext:value-type="float">
            <text:p>4.43</text:p>
          </table:table-cell>
          <table:table-cell table:style-name="ce26" office:value-type="float" office:value="54" calcext:value-type="float">
            <text:p>54.00</text:p>
          </table:table-cell>
          <table:table-cell table:style-name="ce32" office:value-type="float" office:value="133" calcext:value-type="float">
            <text:p>133.00</text:p>
          </table:table-cell>
          <table:table-cell table:style-name="ce42" office:value-type="float" office:value="161.5" calcext:value-type="float">
            <text:p>161.50</text:p>
          </table:table-cell>
          <table:table-cell table:style-name="ce56" office:value-type="float" office:value="45" calcext:value-type="float">
            <text:p>45.00</text:p>
          </table:table-cell>
          <table:table-cell table:style-name="ce32" office:value-type="float" office:value="154" calcext:value-type="float">
            <text:p>154.00</text:p>
          </table:table-cell>
          <table:table-cell table:style-name="ce42" office:value-type="float" office:value="83.5" calcext:value-type="float">
            <text:p>83.50</text:p>
          </table:table-cell>
          <table:table-cell table:number-columns-repeated="1013"/>
        </table:table-row>
        <table:table-row table:style-name="ro5" table:number-rows-repeated="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/>
    </number:number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99pt 0.99pt 0.99pt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99pt 0.99pt 0.99pt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99pt 0.99pt 0.99pt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 style:data-style-name="N2" text:time-value="18:10:47.555127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44M33S</meta:editing-duration>
    <meta:editing-cycles>10</meta:editing-cycles>
    <meta:generator>LibreOffice/5.1.6.2$Linux_X86_64 LibreOffice_project/10m0$Build-2</meta:generator>
    <dc:date>2019-03-27T20:04:10.952866785</dc:date>
    <meta:document-statistic meta:table-count="1" meta:cell-count="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1cm" svg:y="0.207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302cm" svg:y="0.934cm" svg:width="17.098cm" svg:height="6.31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66">
                <text:p>0.66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82.96">
                <text:p>82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1.5">
                <text:p>16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1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27cm" svg:y="1.551cm" svg:width="14.79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32">
                <text:p>32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741cm" svg:y="1.58cm" svg:width="15.35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32">
                <text:p>32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8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531cm" svg:y="0.676cm" svg:width="17.668cm" svg:height="6.70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22">
                <text:p>0.22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3.08">
                <text:p>43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